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four words describe possession and accompaniment in Talo: <text:span text:style-name="T1">dem</text:span>, <text:span text:style-name="T1">jam</text:span>, <text:span text:style-name="T1">gjum</text:span>, and <text:span text:style-name="T1">nen</text:span>. Each have different shades of meaning, and different degrees of separation. </text:p>
      <text:p text:style-name="Heading_20_1"><text:bookmark text:name="_4b4rbqplfufi"/>Dem</text:p>
      <text:p text:style-name="Standard"><text:span text:style-name="T1">Dem</text:span> is the most basic possession verb. It effecfively translates to <text:span text:style-name="T1">of </text:span>in english. <text:span text:style-name="T1">Dem</text:span> is used for ownership, as well as interpersonal relationships (i.e., family or friends). </text:p>
      <text:p text:style-name="Heading_20_1"><text:bookmark text:name="_7dx9asdtp14m"/>Jam</text:p>
      <text:p text:style-name="Standard"><text:span text:style-name="T1">Jam</text:span> translates to “have” or “hold” in english. It describes something that you hold in your hand, or have held recently. </text:p>
      <text:p text:style-name="Heading_20_1"><text:bookmark text:name="_v10rng1oewvm"/>Gjum</text:p>
      <text:p text:style-name="Standard"><text:span text:style-name="T1">Gjum</text:span> shows accompaniment, or something that is <text:span text:style-name="T1">with</text:span> you, but you do not necessarily <text:span text:style-name="T1">own</text:span> it. It also shows togetherness.</text:p>
      <text:p text:style-name="Heading_20_1"><text:bookmark text:name="_2bvryn58ot8b"/>Nen</text:p>
      <text:p text:style-name="Standard"><text:span text:style-name="T1">Nen</text:span> describes a part of someone or their identity, usually a body part or a personality trait. However, it should be used sparingly, as who owns the object will usually be inferrable from the contex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34" meta:character-count="799" meta:non-whitespace-character-count="670"/>
    <meta:generator>LibreOfficeDev/6.0.5.2$Linux_X86_64 LibreOffice_project/</meta:generator>
  </office:meta>
</office:document-meta>
</file>